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AIT.onCanc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.completed( FaultData faultData , Set &lt; CompensationHandler &gt; compensa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AIT.termin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AIT.WAIT( Calendar alarm , ScopeFrame scope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H_ALARM.ru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CTIVE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AIT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RE.FIRE( ScopeFrame scope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H_ALARM.getEvalu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IT.on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.compensate( OScope scope , SynchChannel r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RE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CTIVE.failure( String reason , Elemen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WAIT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EH_ALARM.EH_ALARM( ParentScopeChannel psc , TerminationChannel tc , EventHandlerControlChannel cc , OEventHandler . OAlarm o , ScopeFrame scope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CTIVE.termin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TIVE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ACTIVE.ACTIVE( ActivityInfo activity , ScopeFrame scope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TIVE.cance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